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528in"/>
    </style:style>
    <style:style style:name="Table1.B" style:family="table-column">
      <style:table-column-properties style:column-width="2.2403in"/>
    </style:style>
    <style:style style:name="Table1.C" style:family="table-column">
      <style:table-column-properties style:column-width="1.9674in"/>
    </style:style>
    <style:style style:name="Table1.D" style:family="table-column">
      <style:table-column-properties style:column-width="1.56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>
      <style:paragraph-properties fo:margin-top="0in" fo:margin-bottom="0in"/>
    </style:style>
    <style:style style:name="P62" style:family="paragraph" style:parent-style-name="Standard">
      <style:paragraph-properties fo:margin-top="0in" fo:margin-bottom="0.1965in"/>
    </style:style>
    <style:style style:name="P63" style:family="paragraph" style:parent-style-name="Preformatted_20_Text">
      <style:paragraph-properties style:writing-mode="lr-tb"/>
    </style:style>
    <style:style style:name="P64" style:family="paragraph" style:parent-style-name="Preformatted_20_Text" style:list-style-name="L7">
      <style:paragraph-properties style:writing-mode="lr-tb"/>
    </style:style>
    <style:style style:name="P65" style:family="paragraph" style:parent-style-name="Preformatted_20_Text" style:list-style-name="L8">
      <style:paragraph-properties style:writing-mode="lr-tb"/>
    </style:style>
    <style:style style:name="P66" style:family="paragraph" style:parent-style-name="Preformatted_20_Text" style:list-style-name="L9">
      <style:paragraph-properties style:writing-mode="lr-tb"/>
    </style:style>
    <style:style style:name="P67" style:family="paragraph" style:parent-style-name="Preformatted_20_Text">
      <style:paragraph-properties fo:margin-top="0in" fo:margin-bottom="0.1965in" style:writing-mode="lr-tb"/>
    </style:style>
    <style:style style:name="P68" style:family="paragraph" style:parent-style-name="Preformatted_20_Text" style:list-style-name="L7">
      <style:paragraph-properties fo:margin-top="0in" fo:margin-bottom="0.1965in" style:writing-mode="lr-tb"/>
    </style:style>
    <style:style style:name="P69" style:family="paragraph" style:parent-style-name="Preformatted_20_Text" style:list-style-name="L8">
      <style:paragraph-properties fo:margin-top="0in" fo:margin-bottom="0.1965in" style:writing-mode="lr-tb"/>
    </style:style>
    <style:style style:name="P70" style:family="paragraph" style:parent-style-name="Preformatted_20_Text" style:list-style-name="L9">
      <style:paragraph-properties fo:margin-top="0in" fo:margin-bottom="0.1965in" style:writing-mode="lr-t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Is network administration the same thing as cyber security?</text:p>
      <text:h text:style-name="Heading_20_6" text:outline-level="6">ChatGPT said:</text:h>
      <text:p text:style-name="Text_20_body">No — network administration and cybersecurity are related but not the same thing.</text:p>
      <text:p text:style-name="Text_20_body"><text:span text:style-name="Strong_20_Emphasis">Network administration</text:span> is about <text:span text:style-name="Strong_20_Emphasis">building, configuring, and maintaining</text:span> a network so it runs smoothly. This includes:</text:p>
      <text:list xml:id="list6711506326545521128" text:style-name="L40">
        <text:list-item>
          <text:p text:style-name="P40">Setting up routers, switches, and firewalls</text:p>
        </text:list-item>
        <text:list-item>
          <text:p text:style-name="P40">Managing IP addresses and network permissions</text:p>
        </text:list-item>
        <text:list-item>
          <text:p text:style-name="P40">Monitoring network performance and troubleshooting connectivity issues</text:p>
        </text:list-item>
        <text:list-item>
          <text:p text:style-name="P40">Ensuring users can access resources they need</text:p>
        </text:list-item>
      </text:list>
      <text:p text:style-name="Text_20_body"><text:span text:style-name="Strong_20_Emphasis">Cybersecurity</text:span> is about <text:span text:style-name="Strong_20_Emphasis">protecting</text:span> systems, networks, and data from unauthorized access, attacks, and breaches. This includes:</text:p>
      <text:list xml:id="list7013379398088018793" text:style-name="L41">
        <text:list-item>
          <text:p text:style-name="P41">Detecting and preventing hacking attempts</text:p>
        </text:list-item>
        <text:list-item>
          <text:p text:style-name="P41">Configuring firewalls and intrusion detection systems</text:p>
        </text:list-item>
        <text:list-item>
          <text:p text:style-name="P41">Encrypting sensitive data</text:p>
        </text:list-item>
        <text:list-item>
          <text:p text:style-name="P41">Responding to and recovering from security incidents</text:p>
        </text:list-item>
        <text:list-item>
          <text:p text:style-name="P41">Creating security policies and training users</text:p>
        </text:list-item>
      </text:list>
      <text:p text:style-name="Text_20_body">You can think of it like this:</text:p>
      <text:list xml:id="list8759203013976395295" text:style-name="L42">
        <text:list-item>
          <text:p text:style-name="P42">A <text:span text:style-name="Strong_20_Emphasis">network administrator</text:span> makes sure the “roads” of the network are well built, traffic flows efficiently, and everything stays online.</text:p>
        </text:list-item>
        <text:list-item>
          <text:p text:style-name="P42">A <text:span text:style-name="Strong_20_Emphasis">cybersecurity specialist</text:span> makes sure no one plants a bomb on the road, hijacks a vehicle, or steals cargo.</text:p>
        </text:list-item>
      </text:list>
      <text:p text:style-name="Text_20_body">In many small organizations, one person may do <text:span text:style-name="Strong_20_Emphasis">both jobs</text:span>, but in larger setups, they’re separate specializations.</text:p>
      <text:p text:style-name="Text_20_body">If you want, I can show you exactly <text:span text:style-name="Strong_20_Emphasis">where they overlap and where they don’t</text:span> in a side-by-side chart.</text:p>
      <text:h text:style-name="Heading_20_5" text:outline-level="5">You said:</text:h>
      <text:p text:style-name="Text_20_body">please do</text:p>
      <text:h text:style-name="Heading_20_6" text:outline-level="6">ChatGPT said:</text:h>
      <text:p text:style-name="Text_20_body">Here’s a clear side-by-side breakdown of <text:span text:style-name="Strong_20_Emphasis">network administration vs. cybersecurity</text:span> so you can see the overlap and differenc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Aspect</text:span></text:p>
            </table:table-cell>
            <table:table-cell table:style-name="Table1.A1" office:value-type="string">
              <text:p text:style-name="Table_20_Heading"><text:span text:style-name="Strong_20_Emphasis">Network Administration</text:span></text:p>
            </table:table-cell>
            <table:table-cell table:style-name="Table1.A1" office:value-type="string">
              <text:p text:style-name="Table_20_Heading"><text:span text:style-name="Strong_20_Emphasis">Cybersecurity</text:span></text:p>
            </table:table-cell>
            <table:table-cell table:style-name="Table1.A1" office:value-type="string">
              <text:p text:style-name="Table_20_Heading"><text:span text:style-name="Strong_20_Emphasis">Overlap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in Goal</text:span></text:p>
          </table:table-cell>
          <table:table-cell table:style-name="Table1.A1" office:value-type="string">
            <text:p text:style-name="Table_20_Contents">Keep the network running efficiently and reliably</text:p>
          </table:table-cell>
          <table:table-cell table:style-name="Table1.A1" office:value-type="string">
            <text:p text:style-name="Table_20_Contents">Protect systems, networks, and data from threats</text:p>
          </table:table-cell>
          <table:table-cell table:style-name="Table1.A1" office:value-type="string">
            <text:p text:style-name="Table_20_Contents">Both care about network healt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mary Focus</text:span></text:p>
          </table:table-cell>
          <table:table-cell table:style-name="Table1.A1" office:value-type="string">
            <text:p text:style-name="Table_20_Contents">Configuration, optimization, maintenance</text:p>
          </table:table-cell>
          <table:table-cell table:style-name="Table1.A1" office:value-type="string">
            <text:p text:style-name="Table_20_Contents">Threat prevention, detection, and response</text:p>
          </table:table-cell>
          <table:table-cell table:style-name="Table1.A1" office:value-type="string">
            <text:p text:style-name="Table_20_Contents">Setting up secure network devi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ily Tasks</text:span></text:p>
          </table:table-cell>
          <table:table-cell table:style-name="Table1.A1" office:value-type="string">
            <text:p text:style-name="Table_20_Contents">- Configure routers, switches, <text:soft-page-break/>firewalls<text:line-break/>- Manage IP addresses and DNS<text:line-break/>- Monitor network performance<text:line-break/>- Troubleshoot connectivity</text:p>
          </table:table-cell>
          <table:table-cell table:style-name="Table1.A1" office:value-type="string">
            <text:p text:style-name="Table_20_Contents">- Monitor for suspicious <text:soft-page-break/>activity<text:line-break/>- Patch vulnerabilities<text:line-break/>- Configure intrusion detection systems<text:line-break/>- Respond to breaches</text:p>
          </table:table-cell>
          <table:table-cell table:style-name="Table1.A1" office:value-type="string">
            <text:p text:style-name="Table_20_Contents">Applying security <text:soft-page-break/>patches to network devi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kills Needed</text:span></text:p>
          </table:table-cell>
          <table:table-cell table:style-name="Table1.A1" office:value-type="string">
            <text:p text:style-name="Table_20_Contents">Networking protocols (TCP/IP, DNS, DHCP), hardware knowledge, troubleshooting</text:p>
          </table:table-cell>
          <table:table-cell table:style-name="Table1.A1" office:value-type="string">
            <text:p text:style-name="Table_20_Contents">Security tools (firewalls, IDS/IPS, SIEM), encryption, risk assessment</text:p>
          </table:table-cell>
          <table:table-cell table:style-name="Table1.A1" office:value-type="string">
            <text:p text:style-name="Table_20_Contents">Understanding network architectu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ools Used</text:span></text:p>
          </table:table-cell>
          <table:table-cell table:style-name="Table1.A1" office:value-type="string">
            <text:p text:style-name="Table_20_Contents">Network monitoring software, router/switch config tools</text:p>
          </table:table-cell>
          <table:table-cell table:style-name="Table1.A1" office:value-type="string">
            <text:p text:style-name="Table_20_Contents">Penetration testing tools, antivirus, SIEM platforms</text:p>
          </table:table-cell>
          <table:table-cell table:style-name="Table1.A1" office:value-type="string">
            <text:p text:style-name="Table_20_Contents">Firewalls, VPNs, access control system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ormance Metrics</text:span></text:p>
          </table:table-cell>
          <table:table-cell table:style-name="Table1.A1" office:value-type="string">
            <text:p text:style-name="Table_20_Contents">Network uptime, speed, latency, user connectivity</text:p>
          </table:table-cell>
          <table:table-cell table:style-name="Table1.A1" office:value-type="string">
            <text:p text:style-name="Table_20_Contents">Number of threats blocked, time to detect/respond, data loss prevention</text:p>
          </table:table-cell>
          <table:table-cell table:style-name="Table1.A1" office:value-type="string">
            <text:p text:style-name="Table_20_Contents">Secure and stable networ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ypical Roles</text:span></text:p>
          </table:table-cell>
          <table:table-cell table:style-name="Table1.A1" office:value-type="string">
            <text:p text:style-name="Table_20_Contents">Network Administrator, Systems Administrator</text:p>
          </table:table-cell>
          <table:table-cell table:style-name="Table1.A1" office:value-type="string">
            <text:p text:style-name="Table_20_Contents">Security Analyst, Security Engineer, Incident Responder</text:p>
          </table:table-cell>
          <table:table-cell table:style-name="Table1.A1" office:value-type="string">
            <text:p text:style-name="Table_20_Contents">In smaller companies: “IT Admin” doing bot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nd Users Notice</text:span></text:p>
          </table:table-cell>
          <table:table-cell table:style-name="Table1.A1" office:value-type="string">
            <text:p text:style-name="Table_20_Contents">“Everything loads fast and stays online.”</text:p>
          </table:table-cell>
          <table:table-cell table:style-name="Table1.A1" office:value-type="string">
            <text:p text:style-name="Table_20_Contents">“My accounts and data are safe.”</text:p>
          </table:table-cell>
          <table:table-cell table:style-name="Table1.A1" office:value-type="string">
            <text:p text:style-name="Table_20_Contents">Users have both speed <text:span text:style-name="Emphasis">and</text:span> security</text:p>
          </table:table-cell>
        </table:table-row>
      </table:table>
      <text:p text:style-name="Text_20_body">? <text:span text:style-name="Strong_20_Emphasis">Quick way to remember</text:span>:</text:p>
      <text:list xml:id="list9173110075806085271" text:style-name="L43">
        <text:list-item>
          <text:p text:style-name="P43"><text:span text:style-name="Strong_20_Emphasis">Network Admin</text:span> = Keeps the lights on.</text:p>
        </text:list-item>
        <text:list-item>
          <text:p text:style-name="P43"><text:span text:style-name="Strong_20_Emphasis">Cybersecurity</text:span> = Keeps the burglars out.</text:p>
        </text:list-item>
      </text:list>
      <text:p text:style-name="Text_20_body">If you want, I can also map <text:span text:style-name="Strong_20_Emphasis">career paths</text:span> that show how someone can start in network administration and move into cybersecurity, since that’s a common progression.</text:p>
      <text:h text:style-name="Heading_20_5" text:outline-level="5">You said:</text:h>
      <text:p text:style-name="Text_20_body">So I should make my tcp/ip course a class in a larger network admin course, and change cyber security &amp; network administration to just cyber security.lass</text:p>
      <text:h text:style-name="Heading_20_6" text:outline-level="6">ChatGPT said:</text:h>
      <text:p text:style-name="Text_20_body">Yes — that would make your curriculum cleaner and more accurate.</text:p>
      <text:p text:style-name="Text_20_body">Here’s how it would break down:</text:p>
      <text:list xml:id="list1433036193188745417" text:style-name="L44">
        <text:list-item>
          <text:p text:style-name="P44"><text:span text:style-name="Strong_20_Emphasis">Network Administration</text:span> would be the <text:span text:style-name="Emphasis">bigger</text:span> course that covers:</text:p>
          <text:list>
            <text:list-item>
              <text:p text:style-name="P44">Networking fundamentals</text:p>
            </text:list-item>
            <text:list-item>
              <text:p text:style-name="P44">TCP/IP and protocols</text:p>
            </text:list-item>
            <text:list-item>
              <text:p text:style-name="P44">Network hardware (routers, switches, firewalls)</text:p>
            </text:list-item>
            <text:list-item>
              <text:p text:style-name="P44">Network troubleshooting &amp; maintenance</text:p>
            </text:list-item>
            <text:list-item>
              <text:p text:style-name="P44">Basic security configurations (as part of running the network)</text:p>
            </text:list-item>
          </text:list>
        </text:list-item>
        <text:list-item>
          <text:p text:style-name="P44"><text:span text:style-name="Strong_20_Emphasis">TCP/IP</text:span> would be <text:span text:style-name="Strong_20_Emphasis">one class/module</text:span> inside the Network Administration course — probably near the start, since it’s foundational.</text:p>
        </text:list-item>
        <text:list-item>
          <text:p text:style-name="P44"><text:soft-page-break/><text:span text:style-name="Strong_20_Emphasis">Cybersecurity</text:span> could remain its <text:span text:style-name="Emphasis">own</text:span> main course, since it’s broad and distinct from network admin.</text:p>
          <text:list>
            <text:list-item>
              <text:p text:style-name="P44">You’d still cover some networking concepts in cybersecurity, but from a <text:span text:style-name="Emphasis">protection-first</text:span> perspective (firewalls, intrusion detection, VPNs, encryption, etc.).</text:p>
            </text:list-item>
            <text:list-item>
              <text:p text:style-name="P44">Renaming <text:span text:style-name="Strong_20_Emphasis">"Cybersecurity &amp; Network Administration"</text:span> to just <text:span text:style-name="Strong_20_Emphasis">"Cybersecurity"</text:span> makes sense if the intent is to focus on defense rather than general network upkeep.</text:p>
            </text:list-item>
          </text:list>
        </text:list-item>
      </text:list>
      <text:p text:style-name="Text_20_body">If you want, I can give you a <text:span text:style-name="Strong_20_Emphasis">module outline</text:span> for:</text:p>
      <text:list xml:id="list5954532707238479537" text:style-name="L45">
        <text:list-item>
          <text:p text:style-name="P45">Network Administration (with TCP/IP in its place)</text:p>
        </text:list-item>
        <text:list-item>
          <text:p text:style-name="P45">Cybersecurity (as a separate path)</text:p>
        </text:list-item>
      </text:list>
      <text:p text:style-name="Text_20_body">That way they’re clearly different but complementary.</text:p>
      <text:h text:style-name="Heading_20_5" text:outline-level="5">You said:</text:h>
      <text:p text:style-name="Text_20_body">what subjects from computer science have I left out?</text:p>
      <text:h text:style-name="Heading_20_6" text:outline-level="6">ChatGPT said:</text:h>
      <text:p text:style-name="Text_20_body">From what you’ve told me about your tech section so far — HTML, CSS, JavaScript, Python, SQL, Network Administration, TCP/IP, Cybersecurity — you’ve got <text:span text:style-name="Strong_20_Emphasis">a strong start</text:span>, but there are still a few core areas from computer science that could make your curriculum more complete.</text:p>
      <text:p text:style-name="Text_20_body">Here’s a <text:span text:style-name="Strong_20_Emphasis">list of big subjects</text:span> you haven’t mentioned yet:</text:p>
      <text:p text:style-name="Horizontal_20_Line"/>
      <text:h text:style-name="Heading_20_3" text:outline-level="3"><text:span text:style-name="Strong_20_Emphasis">Core Computer Science Foundations</text:span></text:h>
      <text:list xml:id="list8640476814808753581" text:style-name="L46">
        <text:list-item>
          <text:p text:style-name="P46"><text:span text:style-name="Strong_20_Emphasis">Computer Architecture &amp; Organization</text:span> – How computers process data internally (CPU, memory, storage, instruction cycles).</text:p>
        </text:list-item>
        <text:list-item>
          <text:p text:style-name="P46"><text:span text:style-name="Strong_20_Emphasis">Operating Systems</text:span> – How OSs work (Windows, Linux, Mac), process management, memory management, file systems.</text:p>
        </text:list-item>
        <text:list-item>
          <text:p text:style-name="P46"><text:span text:style-name="Strong_20_Emphasis">Data Structures &amp; Algorithms</text:span> – Arrays, linked lists, stacks, queues, trees, sorting/searching algorithms, big-O analysis.</text:p>
        </text:list-item>
        <text:list-item>
          <text:p text:style-name="P46"><text:span text:style-name="Strong_20_Emphasis">Programming Paradigms</text:span> – Procedural, object-oriented, functional programming.</text:p>
        </text:list-item>
        <text:list-item>
          <text:p text:style-name="P46"><text:span text:style-name="Strong_20_Emphasis">Software Engineering Principles</text:span> – Design patterns, version control (Git), testing, debugging, agile methodologies.</text:p>
        </text:list-item>
      </text:list>
      <text:p text:style-name="Horizontal_20_Line"/>
      <text:h text:style-name="Heading_20_3" text:outline-level="3"><text:span text:style-name="Strong_20_Emphasis">Applied Areas</text:span></text:h>
      <text:list xml:id="list828306168072724122" text:style-name="L47">
        <text:list-item>
          <text:p text:style-name="P47"><text:span text:style-name="Strong_20_Emphasis">Databases Beyond SQL</text:span> – NoSQL databases (MongoDB, Redis), database design theory.</text:p>
        </text:list-item>
        <text:list-item>
          <text:p text:style-name="P47"><text:span text:style-name="Strong_20_Emphasis">Cloud Computing</text:span> – AWS, Azure, Google Cloud basics, virtualization, containers (Docker).</text:p>
        </text:list-item>
        <text:list-item>
          <text:p text:style-name="P47"><text:span text:style-name="Strong_20_Emphasis">DevOps</text:span> – CI/CD pipelines, automation, infrastructure as code.</text:p>
        </text:list-item>
        <text:list-item>
          <text:p text:style-name="P47"><text:span text:style-name="Strong_20_Emphasis">Mobile App Development</text:span> – Android, iOS, cross-platform tools.</text:p>
        </text:list-item>
        <text:list-item>
          <text:p text:style-name="P47"><text:soft-page-break/><text:span text:style-name="Strong_20_Emphasis">Artificial Intelligence &amp; Machine Learning</text:span> – Basics of AI, neural networks, deep learning.</text:p>
        </text:list-item>
        <text:list-item>
          <text:p text:style-name="P47"><text:span text:style-name="Strong_20_Emphasis">Cyber-Physical Systems / IoT</text:span> – Smart devices, embedded systems, sensors.</text:p>
        </text:list-item>
      </text:list>
      <text:p text:style-name="Horizontal_20_Line"/>
      <text:h text:style-name="Heading_20_3" text:outline-level="3"><text:span text:style-name="Strong_20_Emphasis">Theoretical / Advanced Topics</text:span></text:h>
      <text:list xml:id="list5447426923421722123" text:style-name="L48">
        <text:list-item>
          <text:p text:style-name="P48"><text:span text:style-name="Strong_20_Emphasis">Theory of Computation</text:span> – Automata, Turing machines, computability.</text:p>
        </text:list-item>
        <text:list-item>
          <text:p text:style-name="P48"><text:span text:style-name="Strong_20_Emphasis">Compiler Design</text:span> – How programming languages are translated into machine code.</text:p>
        </text:list-item>
        <text:list-item>
          <text:p text:style-name="P48"><text:span text:style-name="Strong_20_Emphasis">Human-Computer Interaction (HCI)</text:span> – Usability, accessibility, UI/UX principles.</text:p>
        </text:list-item>
        <text:list-item>
          <text:p text:style-name="P48"><text:span text:style-name="Strong_20_Emphasis">Parallel &amp; Distributed Systems</text:span> – Multithreading, high-performance computing, distributed databases.</text:p>
        </text:list-item>
        <text:list-item>
          <text:p text:style-name="P48"><text:span text:style-name="Strong_20_Emphasis">Computer Graphics</text:span> – 2D/3D rendering, game engines, simulations.</text:p>
        </text:list-item>
      </text:list>
      <text:p text:style-name="Horizontal_20_Line"/>
      <text:p text:style-name="Text_20_body">If your goal is <text:span text:style-name="Strong_20_Emphasis">practical job skills first</text:span>, you might skip some of the deep theory at the start and prioritize:</text:p>
      <text:list xml:id="list6715970686872281534" text:style-name="L49">
        <text:list-item>
          <text:p text:style-name="P49">Operating Systems</text:p>
        </text:list-item>
        <text:list-item>
          <text:p text:style-name="P49">Data Structures &amp; Algorithms</text:p>
        </text:list-item>
        <text:list-item>
          <text:p text:style-name="P49">Software Engineering</text:p>
        </text:list-item>
        <text:list-item>
          <text:p text:style-name="P49">Cloud Computing</text:p>
        </text:list-item>
        <text:list-item>
          <text:p text:style-name="P49">Cybersecurity</text:p>
        </text:list-item>
        <text:list-item>
          <text:p text:style-name="P49">Databases (SQL + NoSQL)</text:p>
        </text:list-item>
      </text:list>
      <text:p text:style-name="Text_20_body">If you want, I can <text:span text:style-name="Strong_20_Emphasis">map all these topics into a “Pan-African School CS Curriculum Tree”</text:span> so students can see exactly where each subject fits and how they connect. That would make your site look very structured and professional.</text:p>
      <text:h text:style-name="Heading_20_5" text:outline-level="5">You said:</text:h>
      <text:p text:style-name="Text_20_body">please do</text:p>
      <text:h text:style-name="Heading_20_6" text:outline-level="6">ChatGPT said:</text:h>
      <text:p text:style-name="Text_20_body">Alright — here’s a <text:span text:style-name="Strong_20_Emphasis">Pan-African School Computer Science Curriculum Tree</text:span> that organizes everything you’ve got (and the missing pieces) into a clear, connected structure.</text:p>
      <text:p text:style-name="Horizontal_20_Line"/>
      <text:h text:style-name="Heading_20_2" text:outline-level="2">? <text:span text:style-name="Strong_20_Emphasis">Pan-African School – Computer Science Curriculum Tree</text:span></text:h>
      <text:h text:style-name="Heading_20_3" text:outline-level="3"><text:span text:style-name="Strong_20_Emphasis">Level 1 – Foundations</text:span> <text:span text:style-name="Emphasis">(Everyone starts here)</text:span></text:h>
      <text:list xml:id="list1317649673239780749" text:style-name="L50">
        <text:list-item>
          <text:p text:style-name="P50"><text:span text:style-name="Strong_20_Emphasis">Computer Basics</text:span></text:p>
          <text:list>
            <text:list-item>
              <text:p text:style-name="P50"><text:soft-page-break/>History of computing</text:p>
            </text:list-item>
            <text:list-item>
              <text:p text:style-name="P50">Hardware components</text:p>
            </text:list-item>
            <text:list-item>
              <text:p text:style-name="P50">Binary &amp; data representation</text:p>
            </text:list-item>
          </text:list>
        </text:list-item>
        <text:list-item>
          <text:p text:style-name="P50"><text:span text:style-name="Strong_20_Emphasis">Networking Fundamentals</text:span></text:p>
          <text:list>
            <text:list-item>
              <text:p text:style-name="P50">Introduction to networks</text:p>
            </text:list-item>
            <text:list-item>
              <text:p text:style-name="P50">TCP/IP (part of Network Admin)</text:p>
            </text:list-item>
          </text:list>
        </text:list-item>
        <text:list-item>
          <text:p text:style-name="P50"><text:span text:style-name="Strong_20_Emphasis">Programming Fundamentals</text:span></text:p>
          <text:list>
            <text:list-item>
              <text:p text:style-name="P50">Intro to programming concepts</text:p>
            </text:list-item>
            <text:list-item>
              <text:p text:style-name="P50">HTML, CSS, JavaScript basics</text:p>
            </text:list-item>
          </text:list>
        </text:list-item>
        <text:list-item>
          <text:p text:style-name="P50"><text:span text:style-name="Strong_20_Emphasis">Digital Literacy</text:span></text:p>
          <text:list>
            <text:list-item>
              <text:p text:style-name="P50">Internet safety</text:p>
            </text:list-item>
            <text:list-item>
              <text:p text:style-name="P50">Using productivity tools</text:p>
            </text:list-item>
          </text:list>
        </text:list-item>
      </text:list>
      <text:p text:style-name="Horizontal_20_Line"/>
      <text:h text:style-name="Heading_20_3" text:outline-level="3"><text:span text:style-name="Strong_20_Emphasis">Level 2 – Core Computer Science</text:span></text:h>
      <text:list xml:id="list1570000545785517364" text:style-name="L51">
        <text:list-item>
          <text:p text:style-name="P51"><text:span text:style-name="Strong_20_Emphasis">Network Administration</text:span></text:p>
          <text:list>
            <text:list-item>
              <text:p text:style-name="P51">TCP/IP deep dive</text:p>
            </text:list-item>
            <text:list-item>
              <text:p text:style-name="P51">Network devices &amp; configuration</text:p>
            </text:list-item>
            <text:list-item>
              <text:p text:style-name="P51">Troubleshooting &amp; monitoring</text:p>
            </text:list-item>
          </text:list>
        </text:list-item>
        <text:list-item>
          <text:p text:style-name="P51"><text:span text:style-name="Strong_20_Emphasis">Cybersecurity</text:span></text:p>
          <text:list>
            <text:list-item>
              <text:p text:style-name="P51">Threat types &amp; prevention</text:p>
            </text:list-item>
            <text:list-item>
              <text:p text:style-name="P51">Firewalls, VPNs, intrusion detection</text:p>
            </text:list-item>
            <text:list-item>
              <text:p text:style-name="P51">Incident response</text:p>
            </text:list-item>
          </text:list>
        </text:list-item>
        <text:list-item>
          <text:p text:style-name="P51"><text:span text:style-name="Strong_20_Emphasis">Operating Systems</text:span></text:p>
          <text:list>
            <text:list-item>
              <text:p text:style-name="P51">Windows, Linux, Mac basics</text:p>
            </text:list-item>
            <text:list-item>
              <text:p text:style-name="P51">Process &amp; memory management</text:p>
            </text:list-item>
            <text:list-item>
              <text:p text:style-name="P51">File systems</text:p>
            </text:list-item>
          </text:list>
        </text:list-item>
        <text:list-item>
          <text:p text:style-name="P51"><text:span text:style-name="Strong_20_Emphasis">Databases (SQL &amp; NoSQL)</text:span></text:p>
          <text:list>
            <text:list-item>
              <text:p text:style-name="P51">Relational databases (SQL)</text:p>
            </text:list-item>
            <text:list-item>
              <text:p text:style-name="P51">NoSQL (MongoDB, Redis)</text:p>
            </text:list-item>
            <text:list-item>
              <text:p text:style-name="P51">Database design principles</text:p>
            </text:list-item>
          </text:list>
        </text:list-item>
        <text:list-item>
          <text:p text:style-name="P51"><text:span text:style-name="Strong_20_Emphasis">Data Structures &amp; Algorithms</text:span></text:p>
          <text:list>
            <text:list-item>
              <text:p text:style-name="P51">Arrays, linked lists, trees, graphs</text:p>
            </text:list-item>
            <text:list-item>
              <text:p text:style-name="P51"><text:soft-page-break/>Sorting &amp; searching</text:p>
            </text:list-item>
            <text:list-item>
              <text:p text:style-name="P51">Big-O notation</text:p>
            </text:list-item>
          </text:list>
        </text:list-item>
      </text:list>
      <text:p text:style-name="Horizontal_20_Line"/>
      <text:h text:style-name="Heading_20_3" text:outline-level="3"><text:span text:style-name="Strong_20_Emphasis">Level 3 – Applied Skills</text:span></text:h>
      <text:list xml:id="list341590132073636850" text:style-name="L52">
        <text:list-item>
          <text:p text:style-name="P52"><text:span text:style-name="Strong_20_Emphasis">Web Development</text:span></text:p>
          <text:list>
            <text:list-item>
              <text:p text:style-name="P52">HTML, CSS, JavaScript advanced</text:p>
            </text:list-item>
            <text:list-item>
              <text:p text:style-name="P52">Frontend frameworks (React, Vue)</text:p>
            </text:list-item>
            <text:list-item>
              <text:p text:style-name="P52">Backend development (Node.js, Django)</text:p>
            </text:list-item>
          </text:list>
        </text:list-item>
        <text:list-item>
          <text:p text:style-name="P52"><text:span text:style-name="Strong_20_Emphasis">Mobile App Development</text:span></text:p>
          <text:list>
            <text:list-item>
              <text:p text:style-name="P52">Android (Java/Kotlin)</text:p>
            </text:list-item>
            <text:list-item>
              <text:p text:style-name="P52">iOS (Swift)</text:p>
            </text:list-item>
            <text:list-item>
              <text:p text:style-name="P52">Cross-platform (Flutter, React Native)</text:p>
            </text:list-item>
          </text:list>
        </text:list-item>
        <text:list-item>
          <text:p text:style-name="P52"><text:span text:style-name="Strong_20_Emphasis">Cloud Computing</text:span></text:p>
          <text:list>
            <text:list-item>
              <text:p text:style-name="P52">AWS, Azure, GCP basics</text:p>
            </text:list-item>
            <text:list-item>
              <text:p text:style-name="P52">Virtualization &amp; containers (Docker)</text:p>
            </text:list-item>
          </text:list>
        </text:list-item>
        <text:list-item>
          <text:p text:style-name="P52"><text:span text:style-name="Strong_20_Emphasis">DevOps</text:span></text:p>
          <text:list>
            <text:list-item>
              <text:p text:style-name="P52">Version control (Git &amp; GitHub)</text:p>
            </text:list-item>
            <text:list-item>
              <text:p text:style-name="P52">CI/CD pipelines</text:p>
            </text:list-item>
            <text:list-item>
              <text:p text:style-name="P52">Infrastructure as code</text:p>
            </text:list-item>
          </text:list>
        </text:list-item>
        <text:list-item>
          <text:p text:style-name="P52"><text:span text:style-name="Strong_20_Emphasis">Cyber-Physical Systems / IoT</text:span></text:p>
          <text:list>
            <text:list-item>
              <text:p text:style-name="P52">Microcontrollers (Arduino, Raspberry Pi)</text:p>
            </text:list-item>
            <text:list-item>
              <text:p text:style-name="P52">Sensor integration</text:p>
            </text:list-item>
            <text:list-item>
              <text:p text:style-name="P52">Networking IoT devices</text:p>
            </text:list-item>
          </text:list>
        </text:list-item>
      </text:list>
      <text:p text:style-name="Horizontal_20_Line"/>
      <text:h text:style-name="Heading_20_3" text:outline-level="3"><text:span text:style-name="Strong_20_Emphasis">Level 4 – Advanced / Specializations</text:span></text:h>
      <text:list xml:id="list2848674062941023060" text:style-name="L53">
        <text:list-item>
          <text:p text:style-name="P53"><text:span text:style-name="Strong_20_Emphasis">Artificial Intelligence &amp; Machine Learning</text:span></text:p>
          <text:list>
            <text:list-item>
              <text:p text:style-name="P53">Machine learning concepts</text:p>
            </text:list-item>
            <text:list-item>
              <text:p text:style-name="P53">Neural networks</text:p>
            </text:list-item>
            <text:list-item>
              <text:p text:style-name="P53">AI ethics</text:p>
            </text:list-item>
          </text:list>
        </text:list-item>
        <text:list-item>
          <text:p text:style-name="P53"><text:span text:style-name="Strong_20_Emphasis">Parallel &amp; Distributed Systems</text:span></text:p>
          <text:list>
            <text:list-item>
              <text:p text:style-name="P53">Multithreading &amp; concurrency</text:p>
            </text:list-item>
            <text:list-item>
              <text:p text:style-name="P53"><text:soft-page-break/>Distributed computing</text:p>
            </text:list-item>
          </text:list>
        </text:list-item>
        <text:list-item>
          <text:p text:style-name="P53"><text:span text:style-name="Strong_20_Emphasis">Compiler Design</text:span></text:p>
          <text:list>
            <text:list-item>
              <text:p text:style-name="P53">Lexical analysis</text:p>
            </text:list-item>
            <text:list-item>
              <text:p text:style-name="P53">Parsing &amp; code generation</text:p>
            </text:list-item>
          </text:list>
        </text:list-item>
        <text:list-item>
          <text:p text:style-name="P53"><text:span text:style-name="Strong_20_Emphasis">Human-Computer Interaction (HCI)</text:span></text:p>
          <text:list>
            <text:list-item>
              <text:p text:style-name="P53">UI/UX design principles</text:p>
            </text:list-item>
            <text:list-item>
              <text:p text:style-name="P53">Accessibility standards</text:p>
            </text:list-item>
          </text:list>
        </text:list-item>
        <text:list-item>
          <text:p text:style-name="P53"><text:span text:style-name="Strong_20_Emphasis">Computer Graphics</text:span></text:p>
          <text:list>
            <text:list-item>
              <text:p text:style-name="P53">2D/3D rendering</text:p>
            </text:list-item>
            <text:list-item>
              <text:p text:style-name="P53">Game engines (Unity, Unreal)</text:p>
            </text:list-item>
          </text:list>
        </text:list-item>
      </text:list>
      <text:p text:style-name="Horizontal_20_Line"/>
      <text:p text:style-name="Text_20_body">? <text:span text:style-name="Strong_20_Emphasis">Pathways for Students</text:span></text:p>
      <text:list xml:id="list6849453389449135931" text:style-name="L54">
        <text:list-item>
          <text:p text:style-name="P54">Students can start at <text:span text:style-name="Strong_20_Emphasis">Level 1</text:span> and follow all levels sequentially, or</text:p>
        </text:list-item>
        <text:list-item>
          <text:p text:style-name="P54">Choose a <text:span text:style-name="Strong_20_Emphasis">career track</text:span> early (e.g., <text:span text:style-name="Emphasis">Cybersecurity Specialist</text:span>, <text:span text:style-name="Emphasis">Full Stack Developer</text:span>, <text:span text:style-name="Emphasis">Cloud Engineer</text:span>, <text:span text:style-name="Emphasis">Data Scientist</text:span>) and skip unrelated advanced modules.</text:p>
        </text:list-item>
      </text:list>
      <text:p text:style-name="Horizontal_20_Line"/>
      <text:p text:style-name="Text_20_body">If you want, I can <text:span text:style-name="Strong_20_Emphasis">turn this into an interactive HTML tree diagram</text:span> for your site, so when students click “Cybersecurity” or “Network Administration” it expands into subtopics. That would make it much easier to navigate than a flat list.</text:p>
      <text:h text:style-name="Heading_20_5" text:outline-level="5">You said:</text:h>
      <text:p text:style-name="Text_20_body">please do</text:p>
      <text:h text:style-name="Heading_20_6" text:outline-level="6">ChatGPT said:</text:h>
      <text:p text:style-name="Text_20_body">Got it — here’s a clean, mobile-friendly <text:span text:style-name="Strong_20_Emphasis">HTML + CSS + JS</text:span> version of your <text:span text:style-name="Strong_20_Emphasis">Pan-African School Computer Science Curriculum Tree</text:span> with collapsible sections so students can click to expand and see subtopics.</text:p>
      <text:p text:style-name="Text_20_body">You can drop this into your site and link your lesson pages later.</text:p>
      <text:p text:style-name="Horizontal_20_Line"/>
      <text:p text:style-name="P63"><text:span text:style-name="Source_20_Text">&lt;!DOCTYPE html&gt;</text:span></text:p>
      <text:p text:style-name="P63"><text:span text:style-name="Source_20_Text">&lt;html lang="en"&gt;</text:span></text:p>
      <text:p text:style-name="P63"><text:span text:style-name="Source_20_Text">&lt;head&gt;</text:span></text:p>
      <text:p text:style-name="P63"><text:span text:style-name="Source_20_Text">&lt;meta charset="UTF-8"&gt;</text:span></text:p>
      <text:p text:style-name="P63"><text:span text:style-name="Source_20_Text">&lt;meta name="viewport" content="width=device-width, initial-scale=1.0"&gt;</text:span></text:p>
      <text:p text:style-name="P63"><text:span text:style-name="Source_20_Text">&lt;title&gt;Computer Science Curriculum Tree&lt;/title&gt;</text:span></text:p>
      <text:p text:style-name="P63"><text:span text:style-name="Source_20_Text">&lt;link rel="stylesheet" href="../../css/style.css"&gt;</text:span></text:p>
      <text:p text:style-name="P63"><text:span text:style-name="Source_20_Text">&lt;style&gt;</text:span></text:p>
      <text:p text:style-name="P63"><text:span text:style-name="Source_20_Text"><text:s text:c="2"/>body {</text:span></text:p>
      <text:p text:style-name="P63"><text:span text:style-name="Source_20_Text"><text:s text:c="4"/>font-family: Arial, sans-serif;</text:span></text:p>
      <text:p text:style-name="P63"><text:span text:style-name="Source_20_Text"><text:s text:c="4"/>margin: 20px;</text:span></text:p>
      <text:p text:style-name="P63"><text:span text:style-name="Source_20_Text"><text:s text:c="2"/>}</text:span></text:p>
      <text:p text:style-name="P63"><text:soft-page-break/><text:span text:style-name="Source_20_Text"><text:s text:c="2"/>h1 {</text:span></text:p>
      <text:p text:style-name="P63"><text:span text:style-name="Source_20_Text"><text:s text:c="4"/>text-align: center;</text:span></text:p>
      <text:p text:style-name="P63"><text:span text:style-name="Source_20_Text"><text:s text:c="4"/>margin-bottom: 20px;</text:span></text:p>
      <text:p text:style-name="P63"><text:span text:style-name="Source_20_Text"><text:s text:c="2"/>}</text:span></text:p>
      <text:p text:style-name="P63"><text:span text:style-name="Source_20_Text"><text:s text:c="2"/>.tree {</text:span></text:p>
      <text:p text:style-name="P63"><text:span text:style-name="Source_20_Text"><text:s text:c="4"/>max-width: 800px;</text:span></text:p>
      <text:p text:style-name="P63"><text:span text:style-name="Source_20_Text"><text:s text:c="4"/>margin: auto;</text:span></text:p>
      <text:p text:style-name="P63"><text:span text:style-name="Source_20_Text"><text:s text:c="2"/>}</text:span></text:p>
      <text:p text:style-name="P63"><text:span text:style-name="Source_20_Text"><text:s text:c="2"/>details {</text:span></text:p>
      <text:p text:style-name="P63"><text:span text:style-name="Source_20_Text"><text:s text:c="4"/>background: #f8f8f8;</text:span></text:p>
      <text:p text:style-name="P63"><text:span text:style-name="Source_20_Text"><text:s text:c="4"/>border: 1px solid #ddd;</text:span></text:p>
      <text:p text:style-name="P63"><text:span text:style-name="Source_20_Text"><text:s text:c="4"/>border-radius: 6px;</text:span></text:p>
      <text:p text:style-name="P63"><text:span text:style-name="Source_20_Text"><text:s text:c="4"/>margin: 8px 0;</text:span></text:p>
      <text:p text:style-name="P63"><text:span text:style-name="Source_20_Text"><text:s text:c="4"/>padding: 10px;</text:span></text:p>
      <text:p text:style-name="P63"><text:span text:style-name="Source_20_Text"><text:s text:c="2"/>}</text:span></text:p>
      <text:p text:style-name="P63"><text:span text:style-name="Source_20_Text"><text:s text:c="2"/>summary {</text:span></text:p>
      <text:p text:style-name="P63"><text:span text:style-name="Source_20_Text"><text:s text:c="4"/>font-weight: bold;</text:span></text:p>
      <text:p text:style-name="P63"><text:span text:style-name="Source_20_Text"><text:s text:c="4"/>cursor: pointer;</text:span></text:p>
      <text:p text:style-name="P63"><text:span text:style-name="Source_20_Text"><text:s text:c="4"/>font-size: 1.1em;</text:span></text:p>
      <text:p text:style-name="P63"><text:span text:style-name="Source_20_Text"><text:s text:c="2"/>}</text:span></text:p>
      <text:p text:style-name="P63"><text:span text:style-name="Source_20_Text"><text:s text:c="2"/>ul {</text:span></text:p>
      <text:p text:style-name="P63"><text:span text:style-name="Source_20_Text"><text:s text:c="4"/>margin-top: 8px;</text:span></text:p>
      <text:p text:style-name="P63"><text:span text:style-name="Source_20_Text"><text:s text:c="4"/>margin-bottom: 0;</text:span></text:p>
      <text:p text:style-name="P63"><text:span text:style-name="Source_20_Text"><text:s text:c="4"/>padding-left: 20px;</text:span></text:p>
      <text:p text:style-name="P63"><text:span text:style-name="Source_20_Text"><text:s text:c="2"/>}</text:span></text:p>
      <text:p text:style-name="P63"><text:span text:style-name="Source_20_Text"><text:s text:c="2"/>li {</text:span></text:p>
      <text:p text:style-name="P63"><text:span text:style-name="Source_20_Text"><text:s text:c="4"/>margin-bottom: 4px;</text:span></text:p>
      <text:p text:style-name="P63"><text:span text:style-name="Source_20_Text"><text:s text:c="2"/>}</text:span></text:p>
      <text:p text:style-name="P63"><text:span text:style-name="Source_20_Text">&lt;/style&gt;</text:span></text:p>
      <text:p text:style-name="P63"><text:span text:style-name="Source_20_Text">&lt;/head&gt;</text:span></text:p>
      <text:p text:style-name="P63"><text:span text:style-name="Source_20_Text">&lt;body&gt;</text:span></text:p>
      <text:p text:style-name="P63"/>
      <text:p text:style-name="P63"><text:span text:style-name="Source_20_Text">&lt;h1&gt;? Pan-African School – Computer Science Curriculum Tree&lt;/h1&gt;</text:span></text:p>
      <text:p text:style-name="P63"/>
      <text:p text:style-name="P63"><text:span text:style-name="Source_20_Text">&lt;div class="tree"&gt;</text:span></text:p>
      <text:p text:style-name="P63"/>
      <text:p text:style-name="P63"><text:span text:style-name="Source_20_Text"><text:s text:c="2"/>&lt;details&gt;</text:span></text:p>
      <text:p text:style-name="P63"><text:span text:style-name="Source_20_Text"><text:s text:c="4"/>&lt;summary&gt;Level 1 – Foundations&lt;/summary&gt;</text:span></text:p>
      <text:p text:style-name="P63"><text:span text:style-name="Source_20_Text"><text:s text:c="4"/>&lt;ul&gt;</text:span></text:p>
      <text:p text:style-name="P63"><text:span text:style-name="Source_20_Text"><text:s text:c="6"/>&lt;li&gt;Computer Basics – history, hardware, binary&lt;/li&gt;</text:span></text:p>
      <text:p text:style-name="P63"><text:span text:style-name="Source_20_Text"><text:s text:c="6"/>&lt;li&gt;Networking Fundamentals – intro to networks, TCP/IP basics&lt;/li&gt;</text:span></text:p>
      <text:p text:style-name="P63"><text:span text:style-name="Source_20_Text"><text:s text:c="6"/>&lt;li&gt;Programming Fundamentals – HTML, CSS, JS basics&lt;/li&gt;</text:span></text:p>
      <text:p text:style-name="P63"><text:span text:style-name="Source_20_Text"><text:s text:c="6"/>&lt;li&gt;Digital Literacy – internet safety, productivity tools&lt;/li&gt;</text:span></text:p>
      <text:p text:style-name="P63"><text:span text:style-name="Source_20_Text"><text:s text:c="4"/>&lt;/ul&gt;</text:span></text:p>
      <text:p text:style-name="P63"><text:span text:style-name="Source_20_Text"><text:s text:c="2"/>&lt;/details&gt;</text:span></text:p>
      <text:p text:style-name="P63"/>
      <text:p text:style-name="P63"><text:span text:style-name="Source_20_Text"><text:s text:c="2"/>&lt;details&gt;</text:span></text:p>
      <text:p text:style-name="P63"><text:span text:style-name="Source_20_Text"><text:s text:c="4"/>&lt;summary&gt;Level 2 – Core Computer Science&lt;/summary&gt;</text:span></text:p>
      <text:p text:style-name="P63"><text:span text:style-name="Source_20_Text"><text:s text:c="4"/>&lt;ul&gt;</text:span></text:p>
      <text:p text:style-name="P63"><text:span text:style-name="Source_20_Text"><text:s text:c="6"/>&lt;li&gt;Network Administration – TCP/IP deep dive, devices, troubleshooting&lt;/li&gt;</text:span></text:p>
      <text:p text:style-name="P63"><text:span text:style-name="Source_20_Text"><text:s text:c="6"/>&lt;li&gt;Cybersecurity – threats, firewalls, VPNs, incident response&lt;/li&gt;</text:span></text:p>
      <text:p text:style-name="P63"><text:span text:style-name="Source_20_Text"><text:s text:c="6"/>&lt;li&gt;Operating Systems – Windows, Linux, Mac basics&lt;/li&gt;</text:span></text:p>
      <text:p text:style-name="P63"><text:span text:style-name="Source_20_Text"><text:s text:c="6"/>&lt;li&gt;Databases (SQL &amp; NoSQL) – relational, MongoDB, Redis&lt;/li&gt;</text:span></text:p>
      <text:p text:style-name="P63"><text:span text:style-name="Source_20_Text"><text:s text:c="6"/>&lt;li&gt;Data Structures &amp; Algorithms – arrays, trees, sorting, big-O&lt;/li&gt;</text:span></text:p>
      <text:p text:style-name="P63"><text:span text:style-name="Source_20_Text"><text:s text:c="4"/>&lt;/ul&gt;</text:span></text:p>
      <text:p text:style-name="P63"><text:span text:style-name="Source_20_Text"><text:s text:c="2"/>&lt;/details&gt;</text:span></text:p>
      <text:p text:style-name="P63"/>
      <text:p text:style-name="P63"><text:span text:style-name="Source_20_Text"><text:s text:c="2"/>&lt;details&gt;</text:span></text:p>
      <text:p text:style-name="P63"><text:span text:style-name="Source_20_Text"><text:s text:c="4"/>&lt;summary&gt;Level 3 – Applied Skills&lt;/summary&gt;</text:span></text:p>
      <text:p text:style-name="P63"><text:soft-page-break/><text:span text:style-name="Source_20_Text"><text:s text:c="4"/>&lt;ul&gt;</text:span></text:p>
      <text:p text:style-name="P63"><text:span text:style-name="Source_20_Text"><text:s text:c="6"/>&lt;li&gt;Web Development – HTML/CSS/JS advanced, frontend &amp; backend&lt;/li&gt;</text:span></text:p>
      <text:p text:style-name="P63"><text:span text:style-name="Source_20_Text"><text:s text:c="6"/>&lt;li&gt;Mobile App Development – Android, iOS, cross-platform&lt;/li&gt;</text:span></text:p>
      <text:p text:style-name="P63"><text:span text:style-name="Source_20_Text"><text:s text:c="6"/>&lt;li&gt;Cloud Computing – AWS, Azure, containers (Docker)&lt;/li&gt;</text:span></text:p>
      <text:p text:style-name="P63"><text:span text:style-name="Source_20_Text"><text:s text:c="6"/>&lt;li&gt;DevOps – Git, CI/CD, infrastructure as code&lt;/li&gt;</text:span></text:p>
      <text:p text:style-name="P63"><text:span text:style-name="Source_20_Text"><text:s text:c="6"/>&lt;li&gt;IoT – Arduino, Raspberry Pi, sensor networking&lt;/li&gt;</text:span></text:p>
      <text:p text:style-name="P63"><text:span text:style-name="Source_20_Text"><text:s text:c="4"/>&lt;/ul&gt;</text:span></text:p>
      <text:p text:style-name="P63"><text:span text:style-name="Source_20_Text"><text:s text:c="2"/>&lt;/details&gt;</text:span></text:p>
      <text:p text:style-name="P63"/>
      <text:p text:style-name="P63"><text:span text:style-name="Source_20_Text"><text:s text:c="2"/>&lt;details&gt;</text:span></text:p>
      <text:p text:style-name="P63"><text:span text:style-name="Source_20_Text"><text:s text:c="4"/>&lt;summary&gt;Level 4 – Advanced / Specializations&lt;/summary&gt;</text:span></text:p>
      <text:p text:style-name="P63"><text:span text:style-name="Source_20_Text"><text:s text:c="4"/>&lt;ul&gt;</text:span></text:p>
      <text:p text:style-name="P63"><text:span text:style-name="Source_20_Text"><text:s text:c="6"/>&lt;li&gt;AI &amp; Machine Learning – neural networks, AI ethics&lt;/li&gt;</text:span></text:p>
      <text:p text:style-name="P63"><text:span text:style-name="Source_20_Text"><text:s text:c="6"/>&lt;li&gt;Parallel &amp; Distributed Systems – concurrency, HPC&lt;/li&gt;</text:span></text:p>
      <text:p text:style-name="P63"><text:span text:style-name="Source_20_Text"><text:s text:c="6"/>&lt;li&gt;Compiler Design – parsing, code generation&lt;/li&gt;</text:span></text:p>
      <text:p text:style-name="P63"><text:span text:style-name="Source_20_Text"><text:s text:c="6"/>&lt;li&gt;HCI – UI/UX design, accessibility&lt;/li&gt;</text:span></text:p>
      <text:p text:style-name="P63"><text:span text:style-name="Source_20_Text"><text:s text:c="6"/>&lt;li&gt;Computer Graphics – 2D/3D rendering, game engines&lt;/li&gt;</text:span></text:p>
      <text:p text:style-name="P63"><text:span text:style-name="Source_20_Text"><text:s text:c="4"/>&lt;/ul&gt;</text:span></text:p>
      <text:p text:style-name="P63"><text:span text:style-name="Source_20_Text"><text:s text:c="2"/>&lt;/details&gt;</text:span></text:p>
      <text:p text:style-name="P63"/>
      <text:p text:style-name="P63"><text:span text:style-name="Source_20_Text">&lt;/div&gt;</text:span></text:p>
      <text:p text:style-name="P63"/>
      <text:p text:style-name="P63"><text:span text:style-name="Source_20_Text">&lt;/body&gt;</text:span></text:p>
      <text:p text:style-name="P67"><text:span text:style-name="Source_20_Text">&lt;/html&gt;</text:span></text:p>
      <text:p text:style-name="Horizontal_20_Line"/>
      <text:h text:style-name="Heading_20_3" text:outline-level="3">✅ Features:</text:h>
      <text:list xml:id="list8950036560817832301" text:style-name="L55">
        <text:list-item>
          <text:p text:style-name="P55"><text:span text:style-name="Strong_20_Emphasis">Collapsible sections</text:span> for each level — click to expand/collapse.</text:p>
        </text:list-item>
        <text:list-item>
          <text:p text:style-name="P55"><text:span text:style-name="Strong_20_Emphasis">Easy linking</text:span> — you can turn each topic into a link to your lesson page.</text:p>
        </text:list-item>
        <text:list-item>
          <text:p text:style-name="P55">Works <text:span text:style-name="Strong_20_Emphasis">with your existing site’s </text:span><text:span text:style-name="Strong_20_Emphasis"><text:span text:style-name="Source_20_Text">style.css</text:span></text:span>, but has local styles for the tree.</text:p>
        </text:list-item>
      </text:list>
      <text:p text:style-name="Text_20_body">If you want, I can make a <text:span text:style-name="Strong_20_Emphasis">fancier version</text:span> where:</text:p>
      <text:list xml:id="list3952959790178065221" text:style-name="L56">
        <text:list-item>
          <text:p text:style-name="P56">Each topic <text:span text:style-name="Strong_20_Emphasis">links to the course</text:span>.</text:p>
        </text:list-item>
        <text:list-item>
          <text:p text:style-name="P56">It uses <text:span text:style-name="Strong_20_Emphasis">connecting lines like a real tree diagram</text:span>.</text:p>
        </text:list-item>
        <text:list-item>
          <text:p text:style-name="P56">Smooth animation on expand/collapse.</text:p>
        </text:list-item>
      </text:list>
      <text:p text:style-name="Text_20_body">That would make it look more like a <text:span text:style-name="Emphasis">mind map</text:span> than a list.</text:p>
      <text:h text:style-name="Heading_20_5" text:outline-level="5">You said:</text:h>
      <text:p text:style-name="Text_20_body">here is what I had planned so far: &lt;h2&gt;Featured Technology Courses&lt;/h2&gt; &lt;ul class="course-links"&gt; &lt;li&gt;&lt;a href="/technology/html_css_js_part_1-3.html"&gt;HTML&lt;/a&gt;&lt;/li&gt; &lt;li&gt;&lt;a href="/technology/css.html"&gt;CSS&lt;/a&gt;&lt;/li&gt; &lt;li&gt;&lt;a href="/technology/javascript.html"&gt;Javascript&lt;/a&gt;&lt;/li&gt; &lt;li&gt;&lt;a href="/technology/sql.html"&gt;SQL&lt;/a&gt;&lt;/li&gt; &lt;li&gt;&lt;a href="/technology/python.html"&gt;Python&lt;/a&gt;&lt;/li&gt; &lt;li&gt;&lt;a href="/technology/git.html"&gt;Git/Github&lt;/a&gt;&lt;/li&gt; &lt;li&gt;&lt;a href="/technology/php.html"&gt;PHP&lt;/a&gt;&lt;/li&gt; &lt;li&gt;&lt;a href="/technology/BASIC.html"&gt;BASIC&lt;/a&gt;&lt;/li&gt; &lt;li&gt;&lt;a href="/technology/c.html"&gt;C/C#/C++&lt;/a&gt;&lt;/li&gt; &lt;li&gt;&lt;a href="/technology/.html"&gt;&lt;/a&gt;&lt;/li&gt; &lt;li&gt;&lt;a href="/technology/golang.html"&gt;GO&lt;/a&gt;&lt;/li&gt; &lt;li&gt;&lt;a href="/technology/rust.html"&gt;RUST&lt;/a&gt;&lt;/li&gt; &lt;li&gt;&lt;a href="/technology/network-<text:soft-page-break/>admin.html"&gt;Network Administration&lt;/a&gt;&lt;/li&gt; &lt;li&gt;&lt;a href="/technology/.html"&gt;Algorithms &amp; Data Structures&lt;/a&gt;&lt;/li&gt; &lt;li&gt;&lt;a href="/technology/concepts.html"&gt;Computer Science Concepts&lt;/a&gt;&lt;/li&gt; &lt;li&gt;&lt;a href="/technology/cli.html"&gt;Command Line Interface&lt;/a&gt;&lt;/li&gt; &lt;li&gt;&lt;a href="/technology/hobby.html"&gt;Building a Hobby Website&lt;/a&gt;&lt;/li&gt; &lt;li&gt;&lt;a href="/technology/embedded-systems.html"&gt;Embedded Systems&lt;/a&gt;&lt;/li&gt; &lt;li&gt;&lt;a href="/technology/hardware-servers.html"&gt;Hardware and Server Systems&lt;/a&gt;&lt;/li&gt; &lt;li&gt;&lt;a href="/technology/understanding-the-web.html"&gt;Understanding the Web&lt;/a&gt;&lt;/li&gt; &lt;li&gt;&lt;a href="/technology/security.html"&gt;Cyber Security&lt;/a&gt;&lt;/li&gt; &lt;li&gt;&lt;a href="/technology/linux.html"&gt;Linux&lt;/a&gt;&lt;/li&gt; &lt;li&gt;&lt;a href="/technology/mobile-systems.html"&gt;Dart/Flutter&lt;/a&gt;&lt;/li&gt; &lt;li&gt;&lt;a href="/technology/security.html"&gt;Cyber Security&lt;/a&gt;&lt;/li&gt;</text:p>
      <text:h text:style-name="Heading_20_6" text:outline-level="6">ChatGPT said:</text:h>
      <text:p text:style-name="Text_20_body">Looking at your current list, you’ve got a <text:span text:style-name="Strong_20_Emphasis">solid tech lineup</text:span>, but it’s more of a <text:span text:style-name="Emphasis">flat list</text:span> right now rather than a structured curriculum.</text:p>
      <text:p text:style-name="Text_20_body">Here’s what I notice:</text:p>
      <text:p text:style-name="Horizontal_20_Line"/>
      <text:h text:style-name="Heading_20_3" text:outline-level="3"><text:span text:style-name="Strong_20_Emphasis">Strengths</text:span></text:h>
      <text:list xml:id="list982928417450353020" text:style-name="L57">
        <text:list-item>
          <text:p text:style-name="P57">Covers <text:span text:style-name="Strong_20_Emphasis">web development</text:span> (HTML, CSS, JS, PHP)</text:p>
        </text:list-item>
        <text:list-item>
          <text:p text:style-name="P57">Covers <text:span text:style-name="Strong_20_Emphasis">general programming languages</text:span> (Python, BASIC, C-family, Go, Rust, Dart/Flutter)</text:p>
        </text:list-item>
        <text:list-item>
          <text:p text:style-name="P57">Covers <text:span text:style-name="Strong_20_Emphasis">core infrastructure</text:span> (Network Administration, Hardware/Servers, Linux, CLI)</text:p>
        </text:list-item>
        <text:list-item>
          <text:p text:style-name="P57">Covers <text:span text:style-name="Strong_20_Emphasis">security</text:span> (Cyber Security)</text:p>
        </text:list-item>
        <text:list-item>
          <text:p text:style-name="P57">Has <text:span text:style-name="Strong_20_Emphasis">practical projects</text:span> (Building a Hobby Website)</text:p>
        </text:list-item>
      </text:list>
      <text:p text:style-name="Horizontal_20_Line"/>
      <text:h text:style-name="Heading_20_3" text:outline-level="3"><text:span text:style-name="Strong_20_Emphasis">Gaps &amp; Duplicates</text:span></text:h>
      <text:list xml:id="list6009478463714385367" text:style-name="L58">
        <text:list-item>
          <text:p text:style-name="P58"><text:span text:style-name="Strong_20_Emphasis">Duplicate:</text:span> Cyber Security is listed twice — you can remove one.</text:p>
        </text:list-item>
        <text:list-item>
          <text:p text:style-name="P58"><text:span text:style-name="Strong_20_Emphasis">Empty placeholder:</text:span> <text:span text:style-name="Source_20_Text">"/technology/.html"&gt;&lt;/a&gt;</text:span> — needs either to be deleted or replaced with a topic.</text:p>
        </text:list-item>
        <text:list-item>
          <text:p text:style-name="P58"><text:span text:style-name="Strong_20_Emphasis">Unlinked topic:</text:span> “Algorithms &amp; Data Structures” is listed but has no link (same for one empty slot).</text:p>
        </text:list-item>
        <text:list-item>
          <text:p text:style-name="P58"><text:span text:style-name="Strong_20_Emphasis">No clear grouping:</text:span> Topics like Embedded Systems, Network Admin, and Understanding the Web are scattered, even though they could be under “Foundations” or “Specialized Systems.”</text:p>
        </text:list-item>
      </text:list>
      <text:p text:style-name="Horizontal_20_Line"/>
      <text:h text:style-name="Heading_20_3" text:outline-level="3"><text:span text:style-name="Strong_20_Emphasis">Suggested Upgrade</text:span></text:h>
      <text:p text:style-name="Text_20_body">You could transform this into a <text:span text:style-name="Strong_20_Emphasis">structured curriculum menu</text:span> that:</text:p>
      <text:list xml:id="list8723336475157691701" text:style-name="L59">
        <text:list-item>
          <text:p text:style-name="P59">Groups courses into categories (<text:span text:style-name="Strong_20_Emphasis">Web Development, Programming Languages, Core CS, Infrastructure, Specializations</text:span>).</text:p>
        </text:list-item>
        <text:list-item>
          <text:p text:style-name="P59"><text:soft-page-break/>Matches the <text:span text:style-name="Strong_20_Emphasis">Curriculum Tree</text:span> we just designed, so the menu is future-proof.</text:p>
        </text:list-item>
      </text:list>
      <text:p text:style-name="Text_20_body">Example grouped HTML version for your “Featured Technology Courses”:</text:p>
      <text:p text:style-name="P63"><text:span text:style-name="Source_20_Text">&lt;h2&gt;Featured Technology Courses&lt;/h2&gt;</text:span></text:p>
      <text:p text:style-name="P63"><text:span text:style-name="Source_20_Text">&lt;ul class="course-links"&gt;</text:span></text:p>
      <text:p text:style-name="P63"><text:span text:style-name="Source_20_Text"><text:s text:c="2"/></text:span></text:p>
      <text:p text:style-name="P63"><text:span text:style-name="Source_20_Text"><text:s text:c="2"/>&lt;!-- Web Development --&gt;</text:span></text:p>
      <text:p text:style-name="P63"><text:span text:style-name="Source_20_Text"><text:s text:c="2"/>&lt;li&gt;&lt;strong&gt;Web Development&lt;/strong&gt;&lt;/li&gt;</text:span></text:p>
      <text:p text:style-name="P63"><text:span text:style-name="Source_20_Text"><text:s text:c="2"/>&lt;li&gt;&lt;a href="/technology/html_css_js_part_1-3.html"&gt;HTML&lt;/a&gt;&lt;/li&gt;</text:span></text:p>
      <text:p text:style-name="P63"><text:span text:style-name="Source_20_Text"><text:s text:c="2"/>&lt;li&gt;&lt;a href="/technology/css.html"&gt;CSS&lt;/a&gt;&lt;/li&gt;</text:span></text:p>
      <text:p text:style-name="P63"><text:span text:style-name="Source_20_Text"><text:s text:c="2"/>&lt;li&gt;&lt;a href="/technology/javascript.html"&gt;JavaScript&lt;/a&gt;&lt;/li&gt;</text:span></text:p>
      <text:p text:style-name="P63"><text:span text:style-name="Source_20_Text"><text:s text:c="2"/>&lt;li&gt;&lt;a href="/technology/php.html"&gt;PHP&lt;/a&gt;&lt;/li&gt;</text:span></text:p>
      <text:p text:style-name="P63"><text:span text:style-name="Source_20_Text"><text:s text:c="2"/>&lt;li&gt;&lt;a href="/technology/understanding-the-web.html"&gt;Understanding the Web&lt;/a&gt;&lt;/li&gt;</text:span></text:p>
      <text:p text:style-name="P63"><text:span text:style-name="Source_20_Text"><text:s text:c="2"/>&lt;li&gt;&lt;a href="/technology/hobby.html"&gt;Building a Hobby Website&lt;/a&gt;&lt;/li&gt;</text:span></text:p>
      <text:p text:style-name="P63"/>
      <text:p text:style-name="P63"><text:span text:style-name="Source_20_Text"><text:s text:c="2"/>&lt;!-- Programming Languages --&gt;</text:span></text:p>
      <text:p text:style-name="P63"><text:span text:style-name="Source_20_Text"><text:s text:c="2"/>&lt;li&gt;&lt;strong&gt;Programming Languages&lt;/strong&gt;&lt;/li&gt;</text:span></text:p>
      <text:p text:style-name="P63"><text:span text:style-name="Source_20_Text"><text:s text:c="2"/>&lt;li&gt;&lt;a href="/technology/python.html"&gt;Python&lt;/a&gt;&lt;/li&gt;</text:span></text:p>
      <text:p text:style-name="P63"><text:span text:style-name="Source_20_Text"><text:s text:c="2"/>&lt;li&gt;&lt;a href="/technology/BASIC.html"&gt;BASIC&lt;/a&gt;&lt;/li&gt;</text:span></text:p>
      <text:p text:style-name="P63"><text:span text:style-name="Source_20_Text"><text:s text:c="2"/>&lt;li&gt;&lt;a href="/technology/c.html"&gt;C/C#/C++&lt;/a&gt;&lt;/li&gt;</text:span></text:p>
      <text:p text:style-name="P63"><text:span text:style-name="Source_20_Text"><text:s text:c="2"/>&lt;li&gt;&lt;a href="/technology/golang.html"&gt;Go&lt;/a&gt;&lt;/li&gt;</text:span></text:p>
      <text:p text:style-name="P63"><text:span text:style-name="Source_20_Text"><text:s text:c="2"/>&lt;li&gt;&lt;a href="/technology/rust.html"&gt;Rust&lt;/a&gt;&lt;/li&gt;</text:span></text:p>
      <text:p text:style-name="P63"><text:span text:style-name="Source_20_Text"><text:s text:c="2"/>&lt;li&gt;&lt;a href="/technology/mobile-systems.html"&gt;Dart/Flutter&lt;/a&gt;&lt;/li&gt;</text:span></text:p>
      <text:p text:style-name="P63"/>
      <text:p text:style-name="P63"><text:span text:style-name="Source_20_Text"><text:s text:c="2"/>&lt;!-- Core Computer Science --&gt;</text:span></text:p>
      <text:p text:style-name="P63"><text:span text:style-name="Source_20_Text"><text:s text:c="2"/>&lt;li&gt;&lt;strong&gt;Core CS&lt;/strong&gt;&lt;/li&gt;</text:span></text:p>
      <text:p text:style-name="P63"><text:span text:style-name="Source_20_Text"><text:s text:c="2"/>&lt;li&gt;&lt;a href="/technology/algorithms-data-structures.html"&gt;Algorithms &amp; Data Structures&lt;/a&gt;&lt;/li&gt;</text:span></text:p>
      <text:p text:style-name="P63"><text:span text:style-name="Source_20_Text"><text:s text:c="2"/>&lt;li&gt;&lt;a href="/technology/concepts.html"&gt;Computer Science Concepts&lt;/a&gt;&lt;/li&gt;</text:span></text:p>
      <text:p text:style-name="P63"><text:span text:style-name="Source_20_Text"><text:s text:c="2"/>&lt;li&gt;&lt;a href="/technology/sql.html"&gt;SQL&lt;/a&gt;&lt;/li&gt;</text:span></text:p>
      <text:p text:style-name="P63"><text:span text:style-name="Source_20_Text"><text:s text:c="2"/>&lt;li&gt;&lt;a href="/technology/git.html"&gt;Git/GitHub&lt;/a&gt;&lt;/li&gt;</text:span></text:p>
      <text:p text:style-name="P63"><text:span text:style-name="Source_20_Text"><text:s text:c="2"/>&lt;li&gt;&lt;a href="/technology/cli.html"&gt;Command Line Interface&lt;/a&gt;&lt;/li&gt;</text:span></text:p>
      <text:p text:style-name="P63"/>
      <text:p text:style-name="P63"><text:span text:style-name="Source_20_Text"><text:s text:c="2"/>&lt;!-- Infrastructure &amp; Systems --&gt;</text:span></text:p>
      <text:p text:style-name="P63"><text:span text:style-name="Source_20_Text"><text:s text:c="2"/>&lt;li&gt;&lt;strong&gt;Infrastructure &amp; Systems&lt;/strong&gt;&lt;/li&gt;</text:span></text:p>
      <text:p text:style-name="P63"><text:span text:style-name="Source_20_Text"><text:s text:c="2"/>&lt;li&gt;&lt;a href="/technology/network-admin.html"&gt;Network Administration&lt;/a&gt;&lt;/li&gt;</text:span></text:p>
      <text:p text:style-name="P63"><text:span text:style-name="Source_20_Text"><text:s text:c="2"/>&lt;li&gt;&lt;a href="/technology/linux.html"&gt;Linux&lt;/a&gt;&lt;/li&gt;</text:span></text:p>
      <text:p text:style-name="P63"><text:span text:style-name="Source_20_Text"><text:s text:c="2"/>&lt;li&gt;&lt;a href="/technology/hardware-servers.html"&gt;Hardware and Server Systems&lt;/a&gt;&lt;/li&gt;</text:span></text:p>
      <text:p text:style-name="P63"><text:span text:style-name="Source_20_Text"><text:s text:c="2"/>&lt;li&gt;&lt;a href="/technology/embedded-systems.html"&gt;Embedded Systems&lt;/a&gt;&lt;/li&gt;</text:span></text:p>
      <text:p text:style-name="P63"/>
      <text:p text:style-name="P63"><text:span text:style-name="Source_20_Text"><text:s text:c="2"/>&lt;!-- Security --&gt;</text:span></text:p>
      <text:p text:style-name="P63"><text:span text:style-name="Source_20_Text"><text:s text:c="2"/>&lt;li&gt;&lt;strong&gt;Security&lt;/strong&gt;&lt;/li&gt;</text:span></text:p>
      <text:p text:style-name="P63"><text:span text:style-name="Source_20_Text"><text:s text:c="2"/>&lt;li&gt;&lt;a href="/technology/security.html"&gt;Cyber Security&lt;/a&gt;&lt;/li&gt;</text:span></text:p>
      <text:p text:style-name="P63"/>
      <text:p text:style-name="P67"><text:span text:style-name="Source_20_Text">&lt;/ul&gt;</text:span></text:p>
      <text:p text:style-name="Horizontal_20_Line"/>
      <text:p text:style-name="Text_20_body">This would:</text:p>
      <text:list xml:id="list6176783248246839917" text:style-name="L60">
        <text:list-item>
          <text:p text:style-name="P60"><text:span text:style-name="Strong_20_Emphasis">Fix duplicates</text:span> (Cyber Security twice)</text:p>
        </text:list-item>
        <text:list-item>
          <text:p text:style-name="P60"><text:span text:style-name="Strong_20_Emphasis">Fix broken links</text:span> (placeholder removed)</text:p>
        </text:list-item>
        <text:list-item>
          <text:p text:style-name="P60"><text:span text:style-name="Strong_20_Emphasis">Match the curriculum tree</text:span> so your menu and teaching plan are in sync</text:p>
        </text:list-item>
        <text:list-item>
          <text:p text:style-name="P60">Make the course list easier for students to navigate</text:p>
        </text:list-item>
      </text:list>
      <text:p text:style-name="Horizontal_20_Line"><text:soft-page-break/></text:p>
      <text:p text:style-name="Text_20_body">If you want, I can <text:span text:style-name="Strong_20_Emphasis">merge this grouped course list directly into the collapsible tree</text:span> from earlier so it becomes a fully clickable <text:span text:style-name="Strong_20_Emphasis">interactive course catalog</text:span> instead of two separate menus. That would unify everything visually and functional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1T23:42:30.25</meta:creation-date>
    <dc:date>2025-09-01T23:45:56.51</dc:date>
    <dc:creator>Joseph Malone</dc:creator>
    <meta:editing-duration>PT2M39S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12" meta:paragraph-count="359" meta:word-count="2280" meta:character-count="17591"/>
  </office:meta>
</office:document-meta>
</file>